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style:style>
    <style:style style:name="P2" style:family="paragraph" style:parent-style-name="Preformatted_20_Text">
      <style:text-properties style:font-name="Courier new" fo:font-style="italic" style:font-style-asian="italic" style:font-style-complex="italic"/>
    </style:style>
    <style:style style:name="P3" style:family="paragraph" style:parent-style-name="Preformatted_20_Text">
      <style:paragraph-properties fo:text-align="start" style:justify-single-word="false"/>
      <style:text-properties style:font-name="Courier new" fo:font-style="italic" style:font-style-asian="italic" style:font-style-complex="italic"/>
    </style:style>
    <style:style style:name="P4"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Preformatted_20_Text">
      <style:text-properties style:font-name="Courier new" fo:font-weight="bold" style:font-weight-asian="bold" style:font-weight-complex="bold"/>
    </style:style>
    <style:style style:name="P6" style:family="paragraph" style:parent-style-name="Preformatted_20_Text">
      <style:text-properties style:font-name="Courier new" fo:font-size="10pt" style:text-underline-style="solid" style:text-underline-width="auto" style:text-underline-color="font-color" style:font-size-asian="8.75pt" style:font-size-complex="10pt"/>
    </style:style>
    <style:style style:name="P7" style:family="paragraph" style:parent-style-name="Preformatted_20_Text">
      <style:text-properties style:font-name="Courier new" fo:font-weight="bold" style:font-weight-asian="bold" style:font-weight-complex="bold"/>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Énorme mutant</text:p>
      <text:p text:style-name="P1"/>
      <text:p text:style-name="P1"/>
      <text:p text:style-name="P1"><text:span text:style-name="T1">Classe :</text:span> <text:span text:style-name="T3">4</text:span></text:p>
      <text:p text:style-name="P1"/>
      <text:p text:style-name="P1"><text:span text:style-name="T1">Caractéristiques notables :</text:span> <text:span text:style-name="T3">très grand / possède 3 bras / possède une langue tentaculaire à trois extrémités préhensiles</text:span></text:p>
      <text:p text:style-name="P6"/>
      <text:p text:style-name="P1"><text:span text:style-name="T1">Portée d’action globale :</text:span> <text:span text:style-name="T3">5 mètres / CAC</text:span></text:p>
      <text:p text:style-name="P5"/>
      <text:p text:style-name="P1"><text:span text:style-name="T2">Poids :</text:span><text:span text:style-name="T3"> XX,xx kilogrammes / équivalent à l'humain parasité</text:span></text:p>
      <text:p text:style-name="P5"/>
      <text:p text:style-name="P1"><text:span text:style-name="T2">Taille :</text:span><text:span text:style-name="T3"> XXX,xx kilogrammes / équivalent à l'humain parasité</text:span></text:p>
      <text:p text:style-name="P1"/>
      <text:p text:style-name="P1"><text:span text:style-name="T1">Capacité notables</text:span><text:span text:style-name="T1"> :</text:span> </text:p>
      <text:p text:style-name="P5">type : langue tentaculaire à extrémités préhensiles</text:p>
      <text:p text:style-name="P5">portée : 5 mètres</text:p>
      <text:p text:style-name="P5">effets : aucun</text:p>
      <text:p text:style-name="P1"/>
      <text:p text:style-name="P1"><text:span text:style-name="T1">Description :</text:span> </text:p>
      <text:p text:style-name="P1"/>
      <text:p text:style-name="P1"><text:tab/><text:span text:style-name="T4">L'énorme mutant est une créature d'une demi-douzaine de mètres massive. Elle possède trois bras, deux gauches et un droit, le bras droit étant bien plus gros. Elle possède de nombreux membres supplémentaires atrophié dont elle se sert tout de même pour accompagner ses mouvements. Elle est capacle de cracher une langue tentaculaires de plusieurs mètres avec trois extrémités préhensiles. </text:span></text:p>
      <text:p text:style-name="P2"/>
      <text:p text:style-name="P1"><text:span text:style-name="T1">Précautions</text:span><text:span text:style-name="T1"> :</text:span> </text:p>
      <text:p text:style-name="P1"/>
      <text:p text:style-name="P3"><text:tab/>Face à ce genre de créature seule une bonne organisation et une force de frappe suffisent peuvent être utile. Autrement, la fuite ou la discrétion sont vos seules chances de sur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1T15:53:29.69</dc:date>
    <meta:editing-duration>PT53M38S</meta:editing-duration>
    <meta:editing-cycles>80</meta:editing-cycles>
    <meta:generator>OpenOffice/4.1.5$Win32 OpenOffice.org_project/415m1$Build-9789</meta:generator>
    <dc:creator>Thibault Martin-Teyssier</dc:creator>
    <meta:document-statistic meta:table-count="0" meta:image-count="0" meta:object-count="0" meta:page-count="1" meta:paragraph-count="14" meta:word-count="160" meta:character-count="1005"/>
  </office:meta>
</office:document-meta>
</file>